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35cm"/>
    </style:style>
    <style:style style:name="co5" style:family="table-column">
      <style:table-column-properties fo:break-before="auto" style:column-width="12.2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Accent_20_2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name-complex="Lohit Devanagari1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Accent_20_3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name-complex="Lohit Devanagari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Accent_20_3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language="fr" fo:country="FR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name-complex="Lohit Devanagari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size="10pt" style:font-size-asian="10pt" style:font-name-complex="Lohit Devanagari1" style:font-size-complex="10pt"/>
    </style:style>
    <style:style style:name="ce8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Accent_20_3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" style:family="table-cell" style:parent-style-name="Accent_20_3">
      <style:table-cell-properties style:text-align-source="fix" style:repeat-content="false"/>
      <style:paragraph-properties fo:text-align="center" fo:margin-left="0cm"/>
      <style:text-properties fo:color="#00a933"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0000ff" style:font-name="Courier New"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2" style:family="text">
      <style:text-properties style:font-name="Courier New" fo:font-size="10pt" style:font-name-asian="Courier New" style:font-name-complex="Courier New" style:font-size-asian="10pt" style:font-size-complex="10pt" fo:color="#000000" fo:font-weight="normal" style:font-weight-asian="normal" style:font-weight-complex="normal"/>
    </style:style>
    <style:style style:name="T3" style:family="text">
      <style:text-properties style:font-name="Courier New" fo:font-size="10pt" style:font-name-asian="Courier New" style:font-name-complex="Courier New" style:font-size-asian="10pt" style:font-size-complex="10pt" fo:color="#0000ff"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name-complex="Courier New" style:font-size-asian="10pt" style:font-size-complex="10pt" fo:color="#000000" fo:font-weight="bold" style:font-weight-asian="bold" style:font-weight-complex="bold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808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0000ff"/>
    </style:style>
    <style:style style:name="T7" style:family="text">
      <style:text-properties fo:color="#0000ff" style:font-name="Courier New" style:font-name-asian="Courier New" style:font-name-complex="Courier New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ff00ff"/>
    </style:style>
    <style:style style:name="T9" style:family="text">
      <style:text-properties fo:color="#000000" style:font-name="Courier New"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0" style:family="text">
      <style:text-properties style:font-name="Courier New" fo:font-size="10pt" fo:font-weight="normal" style:font-name-asian="Courier New" style:font-name-complex="Courier New" style:font-size-asian="10pt" style:font-size-complex="10pt" style:font-weight-asian="normal" style:font-weight-complex="normal" fo:color="#808000"/>
    </style:style>
    <style:style style:name="T11" style:family="text">
      <style:text-properties style:font-name="Courier New" fo:font-size="10pt" fo:font-weight="normal" style:font-name-asian="Courier New" style:font-name-complex="Courier New" style:font-size-asian="10pt" style:font-size-complex="10pt" style:font-weight-asian="normal" style:font-weight-complex="normal" fo:color="#000000"/>
    </style:style>
    <style:style style:name="T12" style:family="text">
      <style:text-properties style:font-name="Courier New" fo:font-size="10pt" style:font-name-asian="Courier New" style:font-name-complex="Courier New" style:font-size-asian="10pt" style:font-size-complex="10pt" fo:color="#800000" fo:font-weight="bold" style:font-weight-asian="bold" style:font-weight-complex="bold"/>
    </style:style>
    <style:style style:name="T13" style:family="text">
      <style:text-properties style:font-name="Courier New" fo:font-size="10pt" style:font-name-asian="Courier New" style:font-name-complex="Courier New" style:font-size-asian="10pt" style:font-size-complex="10pt" fo:color="#0000ff" fo:font-weight="normal" style:font-weight-asian="normal" style:font-weight-complex="normal"/>
    </style:style>
    <style:style style:name="T14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800080"/>
    </style:style>
    <style:style style:name="T15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clés primaires / clés étrangères</text:p>
          </table:table-cell>
          <table:table-cell table:style-name="ce1" office:value-type="string" calcext:value-type="string">
            <text:p>Scrip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style-name="ce2" office:value-type="string" calcext:value-type="string" table:number-columns-spanned="3" table:number-rows-spanned="1">
            <text:p>Personne</text:p>
          </table:table-cell>
          <table:covered-table-cell table:number-columns-repeated="2"/>
          <table:table-cell/>
          <table:table-cell table:style-name="Accent_20_3" office:value-type="string" calcext:value-type="string" table:number-columns-spanned="1" table:number-rows-spanned="24">
            <text:p><text:span text:style-name="T1">DROP</text:span><text:span text:style-name="T2"> </text:span><text:span text:style-name="T3">DATABASE</text:span><text:span text:style-name="T2"> </text:span><text:span text:style-name="T4">IF</text:span><text:span text:style-name="T2"> </text:span><text:span text:style-name="T3">EXISTS</text:span><text:span text:style-name="T2"> </text:span><text:span text:style-name="T5">Personnel</text:span><text:span text:style-name="T6">;</text:span></text:p>
            <text:p><text:span text:style-name="T7"/></text:p>
            <text:p><text:span text:style-name="T1">CREATE</text:span><text:span text:style-name="T2"> </text:span><text:span text:style-name="T3">DATABASE</text:span><text:span text:style-name="T2"> </text:span><text:span text:style-name="T5">Personnel</text:span><text:span text:style-name="T6">;</text:span></text:p>
            <text:p><text:span text:style-name="T7"/></text:p>
            <text:p><text:span text:style-name="T1">USE</text:span><text:span text:style-name="T2"> </text:span><text:span text:style-name="T5">Personnel</text:span><text:span text:style-name="T6">;</text:span></text:p>
            <text:p><text:span text:style-name="T7"/></text:p>
            <text:p><text:span text:style-name="T1">CREATE</text:span><text:span text:style-name="T2"> </text:span><text:span text:style-name="T3">TABLE</text:span><text:span text:style-name="T2"> </text:span><text:span text:style-name="T8">Personne</text:span><text:span text:style-name="T6">(</text:span></text:p>
            <text:p><text:span text:style-name="T9">   </text:span><text:span text:style-name="T10">per_num</text:span><text:span text:style-name="T11"> </text:span><text:span text:style-name="T12">INT</text:span><text:span text:style-name="T2"> </text:span><text:span text:style-name="T3">AUTO_INCREMENT</text:span><text:span text:style-name="T13">,</text:span></text:p>
            <text:p><text:span text:style-name="T9">   </text:span><text:span text:style-name="T10">per_nom</text:span><text:span text:style-name="T11"> </text:span><text:span text:style-name="T12">VARCHAR</text:span><text:span text:style-name="T13">(</text:span><text:span text:style-name="T14">50</text:span><text:span text:style-name="T6">)</text:span><text:span text:style-name="T15"> </text:span><text:span text:style-name="T6">,</text:span></text:p>
            <text:p><text:span text:style-name="T9">   </text:span><text:span text:style-name="T10">per_prenom</text:span><text:span text:style-name="T11"> </text:span><text:span text:style-name="T12">VARCHAR</text:span><text:span text:style-name="T13">(</text:span><text:span text:style-name="T14">50</text:span><text:span text:style-name="T6">),</text:span></text:p>
            <text:p><text:span text:style-name="T9">   </text:span><text:span text:style-name="T10">per_adresse</text:span><text:span text:style-name="T11"> </text:span><text:span text:style-name="T12">VARCHAR</text:span><text:span text:style-name="T13">(</text:span><text:span text:style-name="T14">50</text:span><text:span text:style-name="T6">)</text:span><text:span text:style-name="T15"> </text:span><text:span text:style-name="T6">,</text:span></text:p>
            <text:p><text:span text:style-name="T9">   </text:span><text:span text:style-name="T10">per_ville</text:span><text:span text:style-name="T11"> </text:span><text:span text:style-name="T12">VARCHAR</text:span><text:span text:style-name="T13">(</text:span><text:span text:style-name="T14">50</text:span><text:span text:style-name="T6">)</text:span><text:span text:style-name="T15"> </text:span><text:span text:style-name="T6">,</text:span></text:p>
            <text:p><text:span text:style-name="T9">   </text:span><text:span text:style-name="T3">PRIMARY</text:span><text:span text:style-name="T2"> </text:span><text:span text:style-name="T3">KEY</text:span><text:span text:style-name="T13">(</text:span><text:span text:style-name="T5">per_num</text:span><text:span text:style-name="T6">)</text:span></text:p>
            <text:p><text:span text:style-name="T7">);</text:span></text:p>
            <text:p><text:span text:style-name="T7"/></text:p>
            <text:p><text:span text:style-name="T1">CREATE</text:span><text:span text:style-name="T2"> </text:span><text:span text:style-name="T3">TABLE</text:span><text:span text:style-name="T2"> </text:span><text:span text:style-name="T8">Groupe</text:span><text:span text:style-name="T6">(</text:span></text:p>
            <text:p><text:span text:style-name="T9">   </text:span><text:span text:style-name="T10">gro_num</text:span><text:span text:style-name="T11"> </text:span><text:span text:style-name="T12">INT</text:span><text:span text:style-name="T2"> </text:span><text:span text:style-name="T3">AUTO_INCREMENT</text:span><text:span text:style-name="T13">,</text:span></text:p>
            <text:p><text:span text:style-name="T9">   </text:span><text:span text:style-name="T10">gro_libelle</text:span><text:span text:style-name="T11"> </text:span><text:span text:style-name="T12">VARCHAR</text:span><text:span text:style-name="T13">(</text:span><text:span text:style-name="T14">50</text:span><text:span text:style-name="T6">)</text:span><text:span text:style-name="T15"> </text:span><text:span text:style-name="T6">,</text:span></text:p>
            <text:p><text:span text:style-name="T9">   </text:span><text:span text:style-name="T3">PRIMARY</text:span><text:span text:style-name="T2"> </text:span><text:span text:style-name="T3">KEY</text:span><text:span text:style-name="T13">(</text:span><text:span text:style-name="T5">gro_num</text:span><text:span text:style-name="T6">)</text:span></text:p>
            <text:p><text:span text:style-name="T7">);</text:span></text:p>
            <text:p><text:span text:style-name="T7"/></text:p>
            <text:p><text:span text:style-name="T1">CREATE</text:span><text:span text:style-name="T2"> </text:span><text:span text:style-name="T3">TABLE</text:span><text:span text:style-name="T2"> </text:span><text:span text:style-name="T8">Appartient</text:span><text:span text:style-name="T6">(</text:span></text:p>
            <text:p><text:span text:style-name="T9">   </text:span><text:span text:style-name="T10">per_num</text:span><text:span text:style-name="T11"> </text:span><text:span text:style-name="T12">INT</text:span><text:span text:style-name="T13">,</text:span></text:p>
            <text:p><text:span text:style-name="T9">   </text:span><text:span text:style-name="T10">gro_num</text:span><text:span text:style-name="T11"> </text:span><text:span text:style-name="T12">INT</text:span><text:span text:style-name="T13">,</text:span></text:p>
            <text:p><text:span text:style-name="T9">   </text:span><text:span text:style-name="T3">PRIMARY</text:span><text:span text:style-name="T2"> </text:span><text:span text:style-name="T3">KEY</text:span><text:span text:style-name="T13">(</text:span><text:span text:style-name="T5">per_num</text:span><text:span text:style-name="T6">,</text:span><text:span text:style-name="T15"> </text:span><text:span text:style-name="T5">gro_num</text:span><text:span text:style-name="T6">),</text:span></text:p>
            <text:p><text:span text:style-name="T9">   </text:span><text:span text:style-name="T3">FOREIGN</text:span><text:span text:style-name="T2"> </text:span><text:span text:style-name="T3">KEY</text:span><text:span text:style-name="T13">(</text:span><text:span text:style-name="T5">per_num</text:span><text:span text:style-name="T6">)</text:span><text:span text:style-name="T15"> </text:span><text:span text:style-name="T3">REFERENCES</text:span><text:span text:style-name="T2"> </text:span><text:span text:style-name="T8">Personne</text:span><text:span text:style-name="T6">(</text:span><text:span text:style-name="T5">per_num</text:span><text:span text:style-name="T6">),</text:span></text:p>
            <text:p><text:span text:style-name="T9">   </text:span><text:span text:style-name="T3">FOREIGN</text:span><text:span text:style-name="T2"> </text:span><text:span text:style-name="T3">KEY</text:span><text:span text:style-name="T13">(</text:span><text:span text:style-name="T5">gro_num</text:span><text:span text:style-name="T6">)</text:span><text:span text:style-name="T15"> </text:span><text:span text:style-name="T3">REFERENCES</text:span><text:span text:style-name="T2"> </text:span><text:span text:style-name="T8">Groupe</text:span><text:span text:style-name="T6">(</text:span><text:span text:style-name="T5">gro_num</text:span><text:span text:style-name="T6">)</text:span></text:p>
            <text:p><text:span text:style-name="T7">);</text:span>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er_num</text:p>
          </table:table-cell>
          <table:table-cell table:style-name="ce6" office:value-type="string" calcext:value-type="string">
            <text:p>AUTO_INCREMENT</text:p>
          </table:table-cell>
          <table:table-cell table:style-name="Accent_20_3"/>
          <table:table-cell table:style-name="ce11" office:value-type="string" calcext:value-type="string">
            <text:p>clés primaires</text:p>
          </table:table-cell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per_nom</text:p>
          </table:table-cell>
          <table:table-cell table:style-name="ce5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per_prenom</text:p>
          </table:table-cell>
          <table:table-cell table:style-name="ce5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per_adresse</text:p>
          </table:table-cell>
          <table:table-cell table:style-name="ce6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per_ville</text:p>
          </table:table-cell>
          <table:table-cell table:style-name="ce5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style-name="ce14" table:number-columns-repeated="2"/>
          <table:table-cell table:style-name="ce19"/>
          <table:table-cell/>
          <table:covered-table-cell/>
          <table:table-cell/>
          <table:table-cell table:style-name="ce23"/>
        </table:table-row>
        <table:table-row table:style-name="ro1">
          <table:table-cell table:style-name="ce2" office:value-type="string" calcext:value-type="string" table:number-columns-spanned="3" table:number-rows-spanned="1">
            <text:p>Appartient</text:p>
          </table:table-cell>
          <table:covered-table-cell table:style-name="ce14"/>
          <table:covered-table-cell table:style-name="ce19"/>
          <table:table-cell/>
          <table:covered-table-cell/>
          <table:table-cell table:number-columns-repeated="2"/>
        </table:table-row>
        <table:table-row table:style-name="ro2">
          <table:table-cell table:style-name="ce5" office:value-type="string" calcext:value-type="string">
            <text:p>per_num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12" office:value-type="string" calcext:value-type="string">
            <text:p>clés étrangères</text:p>
          </table:table-cell>
          <table:covered-table-cell/>
          <table:table-cell table:number-columns-repeated="2"/>
        </table:table-row>
        <table:table-row table:style-name="ro2">
          <table:table-cell table:style-name="ce5" office:value-type="string" calcext:value-type="string">
            <text:p>gro_num</text:p>
          </table:table-cell>
          <table:table-cell table:style-name="ce8" office:value-type="string" calcext:value-type="string">
            <text:p>INT</text:p>
          </table:table-cell>
          <table:table-cell table:style-name="ce9"/>
          <table:table-cell table:style-name="ce12" office:value-type="string" calcext:value-type="string">
            <text:p>clés étrangères</text:p>
          </table:table-cell>
          <table:covered-table-cell/>
          <table:table-cell table:number-columns-repeated="2"/>
        </table:table-row>
        <table:table-row table:style-name="ro2">
          <table:table-cell table:style-name="ce14" table:number-columns-repeated="2"/>
          <table:table-cell table:style-name="ce19"/>
          <table:table-cell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Groupe</text:p>
          </table:table-cell>
          <table:covered-table-cell table:style-name="ce14"/>
          <table:covered-table-cell table:style-name="ce19"/>
          <table:table-cell/>
          <table:covered-table-cell/>
          <table:table-cell table:number-columns-repeated="2"/>
        </table:table-row>
        <table:table-row table:style-name="ro2">
          <table:table-cell table:style-name="ce5" office:value-type="string" calcext:value-type="string">
            <text:p>gro_num</text:p>
          </table:table-cell>
          <table:table-cell table:style-name="ce6" office:value-type="string" calcext:value-type="string">
            <text:p>AUTO_INCREMENT</text:p>
          </table:table-cell>
          <table:table-cell table:style-name="ce9"/>
          <table:table-cell table:style-name="ce11" office:value-type="string" calcext:value-type="string">
            <text:p>clés primaires</text:p>
          </table:table-cell>
          <table:covered-table-cell/>
          <table:table-cell table:number-columns-repeated="2"/>
        </table:table-row>
        <table:table-row table:style-name="ro2">
          <table:table-cell table:style-name="ce5" office:value-type="string" calcext:value-type="string">
            <text:p>gro_libelle</text:p>
          </table:table-cell>
          <table:table-cell table:style-name="ce5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13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29:35.925538802</meta:creation-date>
    <dc:date>2024-05-03T09:52:09.738057646</dc:date>
    <meta:editing-duration>PT28M28S</meta:editing-duration>
    <meta:editing-cycles>8</meta:editing-cycles>
    <meta:generator>LibreOffice/7.3.7.2$Linux_X86_64 LibreOffice_project/30$Build-2</meta:generator>
    <meta:document-statistic meta:table-count="1" meta:cell-count="36" meta:object-count="0"/>
  </office:meta>
</office:document-meta>
</file>